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104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ab Servidor Solo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office:value-type="float" office:value="426.042" calcext:value-type="float">
            <text:p>426,042</text:p>
          </table:table-cell>
          <table:table-cell office:value-type="float" office:value="0" calcext:value-type="float">
            <text:p>0</text:p>
          </table:table-cell>
          <table:table-cell office:value-type="float" office:value="2347.19" calcext:value-type="float">
            <text:p>2347,19</text:p>
          </table:table-cell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office:value-type="float" office:value="451.557" calcext:value-type="float">
            <text:p>451,557</text:p>
          </table:table-cell>
          <table:table-cell office:value-type="float" office:value="0" calcext:value-type="float">
            <text:p>0</text:p>
          </table:table-cell>
          <table:table-cell office:value-type="float" office:value="2214.56" calcext:value-type="float">
            <text:p>2214,56</text:p>
          </table:table-cell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office:value-type="float" office:value="438.673" calcext:value-type="float">
            <text:p>438,673</text:p>
          </table:table-cell>
          <table:table-cell office:value-type="float" office:value="0" calcext:value-type="float">
            <text:p>0</text:p>
          </table:table-cell>
          <table:table-cell office:value-type="float" office:value="2279.6" calcext:value-type="float">
            <text:p>2279,6</text:p>
          </table:table-cell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office:value-type="float" office:value="406.829" calcext:value-type="float">
            <text:p>406,829</text:p>
          </table:table-cell>
          <table:table-cell office:value-type="float" office:value="0" calcext:value-type="float">
            <text:p>0</text:p>
          </table:table-cell>
          <table:table-cell office:value-type="float" office:value="2458.04" calcext:value-type="float">
            <text:p>2458,04</text:p>
          </table:table-cell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office:value-type="float" office:value="406.441" calcext:value-type="float">
            <text:p>406,441</text:p>
          </table:table-cell>
          <table:table-cell office:value-type="float" office:value="0" calcext:value-type="float">
            <text:p>0</text:p>
          </table:table-cell>
          <table:table-cell office:value-type="float" office:value="2460.38" calcext:value-type="float">
            <text:p>2460,38</text:p>
          </table:table-cell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calcext:value-type="string">
            <text:p>ab Balanceador nginx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office:value-type="float" office:value="721.776" calcext:value-type="float">
            <text:p>721,776</text:p>
          </table:table-cell>
          <table:table-cell office:value-type="float" office:value="0" calcext:value-type="float">
            <text:p>0</text:p>
          </table:table-cell>
          <table:table-cell office:value-type="float" office:value="1385.57" calcext:value-type="float">
            <text:p>1385,57</text:p>
          </table:table-cell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calcext:value-type="string">
            <text:p>ab Balanceador haproxy</text:p>
          </table:table-cell>
          <table:table-cell table:style-name="ce4" office:value-type="string" calcext:value-type="string">
            <text:p>Time Taken for test</text:p>
          </table:table-cell>
          <table:table-cell table:style-name="ce4" office:value-type="string" calcext:value-type="string">
            <text:p>Failed requests</text:p>
          </table:table-cell>
          <table:table-cell table:style-name="ce4" office:value-type="string" calcext:value-type="string">
            <text:p>Request per second</text:p>
          </table:table-cell>
        </table:table-row>
        <table:table-row table:style-name="ro1">
          <table:table-cell/>
          <table:table-cell office:value-type="string" calcext:value-type="string">
            <text:p>Medición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ción 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sviació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3" number:min-integer-digits="1"/>
    </number:number-style>
    <number:number-style style:name="N105">
      <number:number number:decimal-places="4"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4-22T12:20:42.740136216</meta:creation-date>
    <dc:date>2016-04-22T14:10:24.936051518</dc:date>
    <dc:creator>Juan </dc:creator>
    <meta:editing-duration>PT33M27S</meta:editing-duration>
    <meta:editing-cycles>5</meta:editing-cycles>
    <meta:generator>LibreOffice/4.3.3.2$Linux_X86_64 LibreOffice_project/430m0$Build-2</meta:generator>
    <meta:document-statistic meta:table-count="1" meta:cell-count="51" meta:object-count="0"/>
  </office:meta>
</office:document-meta>
</file>